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weight="normal" style:font-weight-asian="normal"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list-style-name="L1">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weight="bold" style:font-weight-asian="bold" style:font-weight-complex="bold"/>
    </style:style>
    <style:style style:name="P12" style:family="paragraph" style:parent-style-name="Standard" style:list-style-name="L2">
      <style:paragraph-properties fo:margin-left="2.491cm" fo:margin-right="0cm" fo:text-align="justify" style:justify-single-word="false" fo:text-indent="-0.635cm" style:auto-text-indent="false"/>
      <style:text-properties fo:font-weight="bold" style:font-weight-asian="bold" style:font-weight-complex="bold"/>
    </style:style>
    <style:style style:name="P13" style:family="paragraph" style:parent-style-name="Standard" style:list-style-name="L2">
      <style:paragraph-properties fo:margin-left="3.736cm" fo:margin-right="0cm" fo:text-align="justify" style:justify-single-word="false" fo:text-indent="-0.635cm"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style:font-size-asian="11pt" style:font-size-complex="11pt"/>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weight="bold"/>
    </style:style>
    <style:style style:name="T14" style:family="text">
      <style:text-properties style:font-weight-asian="bold"/>
    </style:style>
    <style:style style:name="T1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 des Dateiformats vom Tabellenauswerter</text:p>
      <text:p text:style-name="P1"/>
      <text:p text:style-name="P3">Version: 0.1 (Ersterstellung)</text:p>
      <text:p text:style-name="P3"/>
      <text:p text:style-name="P2"/>
      <text:p text:style-name="P2">Allgemeines</text:p>
      <text:p text:style-name="P9"><text:span text:style-name="T3">Die Dateiendung wird „.table” lauten.</text:span></text:p>
      <text:p text:style-name="P9"><text:span text:style-name="T3"/></text:p>
      <text:p text:style-name="P9"><text:span text:style-name="T3"/></text:p>
      <text:p text:style-name="P5"><text:span text:style-name="T4">Anforderungen</text:span></text:p>
      <text:p text:style-name="P5"><text:span text:style-name="T3">Beim Entwurf und Implementierung des Dateiformats muss folgendes Beachtet werden:</text:span></text:p>
      <text:list xml:id="list20457337" text:style-name="L1">
        <text:list-item>
          <text:p text:style-name="P8"><text:span text:style-name="T4">Es muss erweiterbar sein, weil damit gerechnet wird, dass das Programm nach Projektende weiterentwickelt wird und dass die gesammelten Daten auch nach Jahren für den Kunden wichtig sein werden. Deswegen muss es möglich sein, dem Format später neue Elemente hinzuzufügen, ohne, dass die alten Dateien inkompatibel mit der neuen Programmversion sein würden.</text:span></text:p>
        </text:list-item>
        <text:list-item>
          <text:p text:style-name="P6"><text:span text:style-name="T3">Es muss mit beliebigen Datenmengen funktionieren, weil diese Wahrscheinlich sehr groß werden. Pro Saison wird mit über 10.000 Teilnehmern gerechnet und es ist nicht bekannt, wie groß die Schnittmenge zwischen den Saisons ist. Der Kunde möchte auch die Teilnehmer speichern, die nur in einigen (bzw. auch eine) Saison(s) mitmachen. Deswegen muss bei der Implementierung darauf geachtet werden, dass die Größe der Datei, bzw. der enthaltenen Strukturen nicht durch irgendwelche Faktoren begrenzt wird.</text:span></text:p>
        </text:list-item>
      </text:list>
      <text:p text:style-name="P5"><text:span text:style-name="T3"/></text:p>
      <text:p text:style-name="P5"><text:span text:style-name="T3"/></text:p>
      <text:p text:style-name="P5"><text:span text:style-name="T4">Struktur</text:span></text:p>
      <text:p text:style-name="P5"><text:span text:style-name="T3">Wie bereits erwähnt, wird die Datei genau eine Tabelle enthalten. Dabei wird jede Zeile einem Datensatz entsprechen. Jeder Datensatz besteht wiederum aus „Einträgen“.</text:span></text:p>
      <text:p text:style-name="P5"><text:span text:style-name="T3">Jeder Eintrag soll folgende Informationen enthalten:</text:span></text:p>
      <text:list xml:id="list20632383" text:style-name="L2">
        <text:list-item>
          <text:p text:style-name="P10"><text:span text:style-name="T3">Die Daten, die vom Programm angezeigt werden. Für ihre Sortierung ist es sinnvoll verschiedene Typen von Daten zu unterscheiden. Die Spalten, die Zahlen enthalten sollen nämlich nach ihrem Wert sortiert werden und nicht alphabetisch.</text:span></text:p>
        </text:list-item>
        <text:list-item>
          <text:p text:style-name="P12"><text:span text:style-name="T3">Dafür soll es folgende Typen geben:</text:span></text:p>
        </text:list-item>
        <text:list-item>
          <text:p text:style-name="P13"><text:span text:style-name="T3">Reine Zeichenketten: Diese werden alphabetisch sortiert.</text:span></text:p>
        </text:list-item>
        <text:list-item>
          <text:p text:style-name="P13"><text:span text:style-name="T3">Reine Zahlen: Diese werden nach ihrem Wert sortiert.</text:span></text:p>
        </text:list-item>
        <text:list-item>
          <text:p text:style-name="P13"><text:span text:style-name="T3">Kombination aus Zeichenkette und Zahl (z.B. „50%“, „1. (-)“): Diese werden auch nach ihrem Wert sortiert.</text:span></text:p>
        </text:list-item>
        <text:list-item>
          <text:p text:style-name="P10"><text:span text:style-name="T3">Optionaler Verweis: In den Webseiten, die das Programm ausliest, enthalten viele Einträge Verweise zu anderen Webseiten. Die enthaltene Adresse soll auch gespeichert werden.</text:span></text:p>
        </text:list-item>
      </text:list>
      <text:p text:style-name="P9"><text:span text:style-name="T3"/></text:p>
      <text:p text:style-name="P9"><text:span text:style-name="T3"/></text:p>
      <text:p text:style-name="P5"><text:span text:style-name="T4">Implementierung</text:span></text:p>
      <text:p text:style-name="P7"><text:span text:style-name="T4">Die Syntax orientiert sich an XML. Es gibt aber kein formales Schema, o.ä., weil es z.Z. nicht als nötig erachtet wird.</text:span></text:p>
      <text:p text:style-name="P7"><text:span text:style-name="T4">Die Datei baut sich aus folgenden Elementen auf:</text:span></text:p>
      <text:p text:style-name="P7"><text:span text:style-name="T4"/></text:p>
      <text:p text:style-name="P11"><text:span text:style-name="T7">&lt;tablefile version=”x.x”&gt;...&lt;/tablefile&gt;</text:span></text:p>
      <text:p text:style-name="P4"><text:span text:style-name="T7">Umschließt die komplette Datei. Der Parameter „version” gibt die Version der Datei an. Damit wird versucht, sicher zu stellen, dass bei Änderungen im Dateiformat die alten Dateien weiterhin vom Programm eingelesen werden können.</text:span></text:p>
      <text:p text:style-name="P4"><text:span text:style-name="T7">Für Testzwecke lässt sich die Versionsnummer auf „0.0” setzen. Diese Nummer wird immer wie die aktuelle Version behandelt.</text:span></text:p>
      <text:p text:style-name="P4"><text:span text:style-name="T7">Unterhalb dieses Elementes muss ein „table”-Element vorkommen.</text:span></text:p>
      <text:p text:style-name="P4"><text:span text:style-name="T7"/></text:p>
      <text:p text:style-name="P11"><text:span text:style-name="T7">&lt;table&gt;...&lt;/table&gt;</text:span><text:span text:style-name="T3"> (Element von „tablefile”)</text:span></text:p>
      <text:p text:style-name="P4"><text:span text:style-name="T7">Umschließt die eigentliche Tabelle. Unterhalb dieses Elementes kann als erstes ein „headerrow”-</text:span><text:soft-page-break/><text:span text:style-name="T7">Element vorkommen (muss aber nicht) und es können bliebig viele „row”-Elemente vorkommen (mindestens einer).</text:span></text:p>
      <text:p text:style-name="P4"><text:span text:style-name="T7"/></text:p>
      <text:p text:style-name="P11"><text:span text:style-name="T7">&lt;headerrow&gt;...&lt;/headerrow&gt;</text:span><text:span text:style-name="T3"> (Element von „table”; optional)</text:span></text:p>
      <text:p text:style-name="P11"><text:span text:style-name="T3">Umschließt die Kopfzeile. In einer korrekten Datei kann dieses Element höchstens einmal, ganz oben vorkommen.</text:span></text:p>
      <text:p text:style-name="P11"><text:span text:style-name="T3">Unterhalb dieses Elementes können beliebig viele „entry”-Elemente vorkommen (mindestens einer).</text:span></text:p>
      <text:p text:style-name="P11"><text:span text:style-name="T3"/></text:p>
      <text:p text:style-name="P11"><text:span text:style-name="T7">&lt;row&gt;...&lt;/row&gt;</text:span><text:span text:style-name="T3"> (Element von „table”)</text:span></text:p>
      <text:p text:style-name="P11"><text:span text:style-name="T3">Umschließt eine Zeile. Unterhalb dieses Elementes können beliebig viele „entry”-Elemente vorkommen (mindestens einer).</text:span></text:p>
      <text:p text:style-name="P11"><text:span text:style-name="T3"/></text:p>
      <text:p text:style-name="P11"><text:span text:style-name="T7">&lt;entry&gt;...&lt;/entry&gt;</text:span><text:span text:style-name="T3"> (Element von „headerrow” und „row”)</text:span></text:p>
      <text:p text:style-name="P11"><text:span text:style-name="T3">Umschließt eine Zelle, bzw. Eintrag. Unterhalb dieses Elements muss ein „data”-Element vorkommen. Optional kann es noch ein „link”-Element enthalten.</text:span></text:p>
      <text:p text:style-name="P11"><text:span text:style-name="T3"/></text:p>
      <text:p text:style-name="P11"><text:span text:style-name="T7">&lt;data&gt;...&lt;/data&gt;</text:span><text:span text:style-name="T3"> (Element von „entry”)</text:span></text:p>
      <text:p text:style-name="P11"><text:span text:style-name="T3">Umschließt den Bereich mit den eigentlichen Daten. Unterhalb dieses Elements muss ein „current”-Element vorkommen. Optional kann es noch ein „old”-Element enthalten.</text:span></text:p>
      <text:p text:style-name="P11"><text:span text:style-name="T3"/></text:p>
      <text:p text:style-name="P11"><text:span text:style-name="T7">&lt;link addr=”</text:span><text:span text:style-name="T10">Adresse zu Webseite</text:span><text:span text:style-name="T11">”/&gt;</text:span><text:span text:style-name="T6"> (Element von „entry”; optional)</text:span></text:p>
      <text:p text:style-name="P11"><text:span text:style-name="T6">Enthält in dem Parameter die Adresse zu einer Webseite.</text:span></text:p>
      <text:p text:style-name="P11"><text:span text:style-name="T6"/></text:p>
      <text:p text:style-name="P11"><text:span text:style-name="T11">&lt;current&gt;...&lt;/current&gt;</text:span><text:span text:style-name="T6"> (Element von „data”)</text:span></text:p>
      <text:p text:style-name="P11"><text:span text:style-name="T6">Enthält die aktuellen (bzw. zusammengerechneten) Daten. Dieses Element kann entweder einen „number”-Element, einen „string” Element oder beides enthalten. Wenn beides vorkommt, wird, unabhängig von der Reihenfolge, in der es in der Datei steht, davon ausgegangen, dass die die Nummer vor der Zeichenkette kommt.</text:span></text:p>
      <text:p text:style-name="P11"><text:span text:style-name="T6"/></text:p>
      <text:p text:style-name="P11"><text:span text:style-name="T11">&lt;old&gt;...&lt;/old&gt;</text:span><text:span text:style-name="T6"> (Element von „data”; optional)</text:span></text:p>
      <text:p text:style-name="P11"><text:span text:style-name="T6">Umschließt eine Liste mit den ganzen alten (bzw. ursprünglichen) Daten. Unterhalb dieses Elements muss mindestens ein „olddata”-Element vorkommen.</text:span></text:p>
      <text:p text:style-name="P11"><text:span text:style-name="T6"/></text:p>
      <text:p text:style-name="P11"><text:span text:style-name="T11">&lt;olddata&gt;...&lt;/olddata&gt;</text:span><text:span text:style-name="T6"> (Element von „old”)</text:span></text:p>
      <text:p text:style-name="P11"><text:span text:style-name="T6">Enthält jeweils einen alten Eintrag (bzw. dessen Daten). Verhält sich ansonsten genauso, wie „current”.</text:span></text:p>
      <text:p text:style-name="P11"><text:span text:style-name="T6"/></text:p>
      <text:p text:style-name="P11"><text:span text:style-name="T11">&lt;number&gt;...&lt;/number&gt;</text:span><text:span text:style-name="T6"> (Element von „current” und „olddata”)</text:span></text:p>
      <text:p text:style-name="P11"><text:span text:style-name="T6">Enthält einen numerischen Wert</text:span></text:p>
      <text:p text:style-name="P11"><text:span text:style-name="T6"/></text:p>
      <text:p text:style-name="P11"><text:span text:style-name="T11">&lt;string&gt;...&lt;/string&gt;</text:span><text:span text:style-name="T6"> (Element von „current” und „olddata”)</text:span></text:p>
      <text:p text:style-name="P11"><text:span text:style-name="T6">Enthält eine Zeichenket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11M14S</meta:editing-duration>
    <meta:editing-cycles>20</meta:editing-cycles>
    <meta:generator>OpenOffice.org/3.2$Win32 OpenOffice.org_project/320m18$Build-9502</meta:generator>
    <dc:date>2011-07-04T07:24:10.95</dc:date>
    <dc:creator>Christian Dreier</dc:creator>
    <meta:document-statistic meta:table-count="0" meta:image-count="0" meta:object-count="0" meta:page-count="2" meta:paragraph-count="47" meta:word-count="653" meta:character-count="4648"/>
    <meta:user-defined meta:name="Info 1"/>
    <meta:user-defined meta:name="Info 2"/>
    <meta:user-defined meta:name="Info 3"/>
    <meta:user-defined meta:name="Info 4"/>
  </office:meta>
</office:document-meta>
</file>